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rchitecture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draw:custom-shape draw:style-name="gr1" draw:text-style-name="P1" draw:layer="layout" svg:width="5.715cm" svg:height="1.905cm" svg:x="3.175cm" svg:y="8.255cm">
          <text:p text:style-name="P1">HIVE Web 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10.795cm" svg:y="13.335cm">
          <text:p text:style-name="P1">HIVE 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17.78cm" svg:y="8.255cm">
          <text:p text:style-name="P1">HIVE Web Serv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95cm" svg:y1="13.335cm" svg:x2="6.985cm" svg:y2="10.16cm">
          <text:p/>
        </draw:line>
        <draw:line draw:style-name="gr2" draw:text-style-name="P1" draw:layer="layout" svg:x1="16.51cm" svg:y1="13.335cm" svg:x2="19.685cm" svg:y2="10.16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torage and Search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custom-shape draw:style-name="gr1" draw:text-style-name="P1" draw:layer="layout" svg:width="8.89cm" svg:height="1.905cm" svg:x="9.525cm" svg:y="6.35cm">
          <text:p text:style-name="P1">HIVE Core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5.08cm" svg:x="6.985cm" svg:y="10.795cm">
          <text:p text:style-name="P1">Lucene</text:p>
          <text:p text:style-name="P1">BM25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5.08cm" svg:x="17.145cm" svg:y="10.795cm">
          <text:p text:style-name="P1">Sesame </text:p>
          <text:p text:style-name="P1">RDF Store</text:p>
          <text:p text:style-name="P1">Native 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0.795cm" svg:y1="8.255cm" svg:x2="9.525cm" svg:y2="10.795cm">
          <text:p/>
        </draw:line>
        <draw:line draw:style-name="gr2" draw:text-style-name="P1" draw:layer="layout" svg:x1="10.795cm" svg:y1="13.335cm" svg:x2="17.145cm" svg:y2="13.335cm">
          <text:p/>
        </draw:line>
        <draw:line draw:style-name="gr2" draw:text-style-name="P1" draw:layer="layout" svg:x1="19.05cm" svg:y1="10.795cm" svg:x2="16.51cm" svg:y2="8.255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Automatic Keyphrase Extraction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draw:custom-shape draw:style-name="gr1" draw:text-style-name="P1" draw:layer="layout" svg:width="9.525cm" svg:height="1.905cm" svg:x="8.89cm" svg:y="5.715cm">
          <text:p text:style-name="P1">HIVE Core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10.795cm" svg:y="9.525cm">
          <text:p text:style-name="P1">SKOSTag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54cm" svg:x="5.715cm" svg:y="13.335cm">
          <text:p text:style-name="P1">DUMMY Index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54cm" svg:x="16.51cm" svg:y="13.335cm">
          <text:p text:style-name="P1">KEA Index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335cm" svg:y1="7.62cm" svg:x2="13.335cm" svg:y2="9.525cm">
          <text:p/>
        </draw:line>
        <draw:line draw:style-name="gr2" draw:text-style-name="P1" draw:layer="layout" svg:x1="12.7cm" svg:y1="11.43cm" svg:x2="9.525cm" svg:y2="13.335cm">
          <text:p/>
        </draw:line>
        <draw:line draw:style-name="gr2" draw:text-style-name="P1" draw:layer="layout" svg:x1="14.605cm" svg:y1="11.43cm" svg:x2="17.78cm" svg:y2="13.335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ummy Indexer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custom-shape draw:style-name="gr1" draw:text-style-name="P1" draw:layer="layout" svg:width="3.175cm" svg:height="3.81cm" svg:x="3.175cm" svg:y="5.715cm">
          <text:p text:style-name="P1">Documen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.715cm" svg:height="2.54cm" svg:x="10.16cm" svg:y="5.715cm">
          <text:p text:style-name="P1">HIVE Core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0.795cm" svg:y="9.525cm">
          <text:p text:style-name="P1">SKOS tagg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15cm" svg:y1="6.985cm" svg:x2="10.16cm" svg:y2="6.985cm">
          <text:p/>
        </draw:line>
        <draw:line draw:style-name="gr2" draw:text-style-name="P1" draw:layer="layout" svg:x1="12.7cm" svg:y1="8.255cm" svg:x2="12.7cm" svg:y2="9.525cm">
          <text:p/>
        </draw:line>
        <draw:custom-shape draw:style-name="gr1" draw:text-style-name="P1" draw:layer="layout" svg:width="5.08cm" svg:height="2.54cm" svg:x="3.81cm" svg:y="13.335cm">
          <text:p text:style-name="P1">DUMMY Index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2.54cm" svg:x="9.525cm" svg:y="13.335cm">
          <text:p text:style-name="P1"><text:tab/><text:tab/><text:tab/><text:tab/>- Term Frequency</text:p>
          <text:p text:style-name="P1"><text:tab/><text:tab/><text:tab/> - POS Tagger</text:p>
          <text:p text:style-name="P1"><text:tab/><text:tab/><text:tab/><text:tab/><text:tab/>- Normalize Keywords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10.795cm" svg:y1="10.795cm" svg:x2="7.62cm" svg:y2="13.335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KEA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custom-shape draw:style-name="gr1" draw:text-style-name="P1" draw:layer="layout" svg:width="3.175cm" svg:height="3.81cm" svg:x="3.175cm" svg:y="5.715cm">
          <text:p text:style-name="P1">Documen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.715cm" svg:height="2.54cm" svg:x="10.16cm" svg:y="5.715cm">
          <text:p text:style-name="P1">HIVE Core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0.795cm" svg:y="9.525cm">
          <text:p text:style-name="P1">SKOS tagg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15cm" svg:y1="6.985cm" svg:x2="10.16cm" svg:y2="6.985cm">
          <text:p/>
        </draw:line>
        <draw:line draw:style-name="gr2" draw:text-style-name="P1" draw:layer="layout" svg:x1="12.7cm" svg:y1="8.255cm" svg:x2="12.7cm" svg:y2="9.525cm">
          <text:p/>
        </draw:line>
        <draw:custom-shape draw:style-name="gr1" draw:text-style-name="P1" draw:layer="layout" svg:width="5.08cm" svg:height="2.54cm" svg:x="3.81cm" svg:y="13.335cm">
          <text:p text:style-name="P1">KEA Index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2.54cm" svg:x="9.525cm" svg:y="13.335cm">
          <text:p text:style-name="P1"><text:tab/><text:tab/><text:tab/><text:tab/><text:tab/> <text:s text:c="5"/>- Running KEA algorithm*</text:p>
          <text:p text:style-name="P1"><text:tab/><text:tab/><text:tab/><text:tab/><text:tab/>- Normalize Keywords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10.795cm" svg:y1="10.795cm" svg:x2="7.62cm" svg:y2="13.335cm">
          <text:p/>
        </draw:line>
        <draw:frame draw:style-name="gr5" draw:layer="layout" svg:width="7.589cm" svg:height="0.962cm" svg:x="18.446cm" svg:y="17.453cm">
          <draw:text-box>
            <text:p>*http://www.nzdl.org/Kea/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5T11:36:43</meta:creation-date>
    <meta:editing-duration>PT00H43M57S</meta:editing-duration>
    <meta:editing-cycles>6</meta:editing-cycles>
    <dc:date>2010-02-15T12:20:29</dc:date>
    <meta:generator>OpenOffice.org/3.1$Linux OpenOffice.org_project/310m19$Build-9420</meta:generator>
    <meta:document-statistic meta:object-count="76"/>
  </office:meta>
</office:document-meta>
</file>